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A700000031510783EB484B3745.png" manifest:media-type="image/png"/>
  <manifest:file-entry manifest:full-path="Pictures/100002010000015E00000028FCCCF009D90B19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7.296cm, 0cm, 0cm)" draw:image-opacity="100%" style:mirror="none"/>
    </style:style>
    <style:style style:name="gr5" style:family="graphic" style:parent-style-name="standard">
      <style:graphic-properties draw:stroke="none" draw:fill="none" fo:min-height="0.385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/>
    </style:style>
    <style:style style:name="P3" style:family="paragraph">
      <loext:graphic-properties draw:fill="none"/>
      <style:paragraph-properties fo:text-align="center"/>
      <style:text-properties style:font-name="Liberation Seri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59cm" svg:height="1.057cm" svg:x="0cm" svg:y="0cm">
          <draw:image xlink:href="Pictures/100002010000015E00000028FCCCF009D90B1979.png" xlink:type="simple" xlink:show="embed" xlink:actuate="onLoad" loext:mime-type="image/png">
            <text:p/>
          </draw:image>
        </draw:frame>
        <draw:frame draw:style-name="gr2" draw:text-style-name="P3" draw:layer="layout" svg:width="8.423cm" svg:height="0.963cm" svg:x="0.508cm" svg:y="2.212cm">
          <draw:text-box>
            <text:p text:style-name="P2"><text:span text:style-name="T1">Jn der furſtlygher ordenũgen</text:span></text:p>
          </draw:text-box>
        </draw:frame>
        <draw:line draw:style-name="gr3" draw:text-style-name="P1" draw:layer="layout" svg:x1="4.699cm" svg:y1="2.159cm" svg:x2="4.699cm" svg:y2="1.143cm">
          <text:p/>
        </draw:line>
        <draw:frame draw:style-name="gr4" draw:text-style-name="P1" draw:layer="layout" svg:width="11.428cm" svg:height="0.729cm" svg:x="10.162cm" svg:y="0.254cm">
          <draw:image xlink:href="Pictures/10000201000005A700000031510783EB484B3745.png" xlink:type="simple" xlink:show="embed" xlink:actuate="onLoad" loext:mime-type="image/png">
            <text:p/>
          </draw:image>
        </draw:frame>
        <draw:frame draw:style-name="gr5" draw:text-style-name="P3" draw:layer="layout" svg:width="11.43cm" svg:height="0.954cm" svg:x="10.16cm" svg:y="2.221cm">
          <draw:text-box>
            <text:p text:style-name="P2"><text:span text:style-name="T1">The accelerated weathering tests were </text:span></text:p>
          </draw:text-box>
        </draw:frame>
        <draw:frame draw:style-name="gr2" draw:text-style-name="P3" draw:layer="layout" svg:width="8.423cm" svg:height="0.963cm" svg:x="0.509cm" svg:y="2.213cm">
          <draw:text-box>
            <text:p text:style-name="P2"><text:span text:style-name="T1">Jn der furſtlygher ordenũgen</text:span></text:p>
          </draw:text-box>
        </draw:frame>
        <draw:line draw:style-name="gr3" draw:text-style-name="P1" draw:layer="layout" svg:x1="4.699cm" svg:y1="2.159cm" svg:x2="4.699cm" svg:y2="1.143cm">
          <text:p/>
        </draw:line>
        <draw:line draw:style-name="gr3" draw:text-style-name="P1" draw:layer="layout" svg:x1="16.002cm" svg:y1="2.286cm" svg:x2="16.002cm" svg:y2="1.27cm">
          <text:p/>
        </draw:line>
        <draw:line draw:style-name="gr6" draw:text-style-name="P4" draw:layer="layout" svg:x1="9.652cm" svg:y1="0.127cm" svg:x2="9.652cm" svg:y2="2.9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.59cm" fo:page-height="3.0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5T17:49:59.578295496</meta:creation-date>
    <dc:date>2019-03-15T17:57:20.958837792</dc:date>
    <meta:editing-duration>PT7M22S</meta:editing-duration>
    <meta:editing-cycles>1</meta:editing-cycles>
    <meta:document-statistic meta:object-count="9"/>
    <meta:generator>LibreOffice/6.1.4.2$Linux_X86_64 LibreOffice_project/10$Build-2</meta:generator>
  </office:meta>
</office:document-meta>
</file>